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581cm" style:rel-column-width="9947*"/>
    </style:style>
    <style:style style:name="Table1.B" style:family="table-column">
      <style:table-column-properties style:column-width="2.447cm" style:rel-column-width="9431*"/>
    </style:style>
    <style:style style:name="Table1.C" style:family="table-column">
      <style:table-column-properties style:column-width="2.612cm" style:rel-column-width="10070*"/>
    </style:style>
    <style:style style:name="Table1.D" style:family="table-column">
      <style:table-column-properties style:column-width="5.96cm" style:rel-column-width="22976*"/>
    </style:style>
    <style:style style:name="Table1.E" style:family="table-column">
      <style:table-column-properties style:column-width="3.401cm" style:rel-column-width="1311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FR1Table" style:family="table">
      <style:table-properties style:width="25.698cm" table:align="left"/>
    </style:style>
    <style:style style:name="FR1Table.A" style:family="table-column">
      <style:table-column-properties style:column-width="3.076cm"/>
    </style:style>
    <style:style style:name="FR1Table.B" style:family="table-column">
      <style:table-column-properties style:column-width="4.2cm"/>
    </style:style>
    <style:style style:name="FR1Table.C" style:family="table-column">
      <style:table-column-properties style:column-width="4.983cm"/>
    </style:style>
    <style:style style:name="FR1Table.D" style:family="table-column">
      <style:table-column-properties style:column-width="3.616cm"/>
    </style:style>
    <style:style style:name="FR1Table.E" style:family="table-column">
      <style:table-column-properties style:column-width="5.258cm"/>
    </style:style>
    <style:style style:name="FR1Table.F" style:family="table-column">
      <style:table-column-properties style:column-width="4.565cm"/>
    </style:style>
    <style:style style:name="FR1Table.A1" style:family="table-cell">
      <style:table-cell-properties fo:padding="0.097cm" fo:border-left="0.002cm solid #000000" fo:border-right="none" fo:border-top="0.002cm solid #000000" fo:border-bottom="0.002cm solid #000000"/>
    </style:style>
    <style:style style:name="FR1Table.F1" style:family="table-cell">
      <style:table-cell-properties fo:padding="0.097cm" fo:border="0.002cm solid #000000"/>
    </style:style>
    <style:style style:name="FR1Table.A2" style:family="table-cell">
      <style:table-cell-properties fo:padding="0.097cm" fo:border-left="0.002cm solid #000000" fo:border-right="none" fo:border-top="none" fo:border-bottom="0.002cm solid #000000"/>
    </style:style>
    <style:style style:name="FR1Table.F2" style:family="table-cell">
      <style:table-cell-properties fo:padding="0.097cm" fo:border-left="0.002cm solid #000000" fo:border-right="0.002cm solid #000000" fo:border-top="none" fo:border-bottom="0.002cm solid #000000"/>
    </style:style>
    <style:style style:name="FR1Table.3" style:family="table-row">
      <style:table-row-properties style:min-row-height="3.868cm"/>
    </style:style>
    <style:style style:name="P1" style:family="paragraph" style:parent-style-name="Text_20_body">
      <style:text-properties style:font-name="Helvetica2"/>
    </style:style>
    <style:style style:name="P2" style:family="paragraph" style:parent-style-name="Standard">
      <style:paragraph-properties fo:text-align="center" style:justify-single-word="false"/>
      <style:text-properties style:font-name="Helvetica2" fo:font-weight="bold" style:font-weight-asian="bold" style:font-weight-complex="bold"/>
    </style:style>
    <style:style style:name="P3" style:family="paragraph" style:parent-style-name="Standard">
      <style:paragraph-properties fo:text-align="center" style:justify-single-word="false"/>
      <style:text-properties style:font-name="Helvetica2"/>
    </style:style>
    <style:style style:name="P4" style:family="paragraph" style:parent-style-name="Table_20_Contents">
      <style:text-properties style:font-name="Helvetica2"/>
    </style:style>
    <style:style style:name="P5" style:family="paragraph" style:parent-style-name="Standard">
      <style:paragraph-properties fo:margin-left="3.752cm" fo:margin-right="0cm" fo:text-align="start" style:justify-single-word="false" fo:text-indent="0cm" style:auto-text-indent="false"/>
      <style:text-properties style:font-name="Helvetica2" fo:font-weight="bold" style:font-weight-asian="bold" style:font-weight-complex="bold"/>
    </style:style>
    <style:style style:name="P6" style:family="paragraph" style:parent-style-name="Standard">
      <style:paragraph-properties fo:margin-left="3.752cm" fo:margin-right="0cm" fo:text-align="start" style:justify-single-word="false" fo:text-indent="0cm" style:auto-text-indent="false"/>
      <style:text-properties style:font-name="Helvetica2" fo:font-size="13pt" fo:font-weight="bold" style:font-size-asian="13pt" style:font-weight-asian="bold" style:font-size-complex="13pt" style:font-weight-complex="bold"/>
    </style:style>
    <style:style style:name="P7" style:family="paragraph" style:parent-style-name="Standard">
      <style:paragraph-properties fo:margin-left="5.002cm" fo:margin-right="0cm" fo:text-align="start" style:justify-single-word="false" fo:text-indent="0cm" style:auto-text-indent="false"/>
      <style:text-properties style:font-name="Helvetica2" fo:font-weight="bold" style:font-weight-asian="bold"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text-properties style:font-name="Helvetica2"/>
    </style:style>
    <style:style style:name="P13" style:family="paragraph" style:parent-style-name="Standard" style:master-page-name="First_20_Page">
      <style:paragraph-properties fo:text-align="center" style:justify-single-word="false" style:page-number="auto"/>
      <style:text-properties style:font-name="Helvetica2"/>
    </style:style>
    <style:style style:name="P14" style:family="paragraph" style:parent-style-name="Standard">
      <style:paragraph-properties fo:margin-left="3.752cm" fo:margin-right="0cm" fo:text-align="start" style:justify-single-word="false" fo:text-indent="0cm" style:auto-text-indent="false"/>
      <style:text-properties style:font-name="Helvetica2" fo:font-weight="bold" style:font-weight-asian="bold" style:font-weight-complex="bold"/>
    </style:style>
    <style:style style:name="P15" style:family="paragraph" style:parent-style-name="Heading_20_1">
      <style:text-properties style:font-name="Helvetica2"/>
    </style:style>
    <style:style style:name="P16" style:family="paragraph" style:parent-style-name="Heading_20_1">
      <style:paragraph-properties fo:break-before="page"/>
    </style:style>
    <style:style style:name="P17" style:family="paragraph" style:parent-style-name="Heading_20_1" style:master-page-name="Standard">
      <style:paragraph-properties style:page-number="auto"/>
      <style:text-properties style:font-name="Helvetica2"/>
    </style:style>
    <style:style style:name="P18" style:family="paragraph" style:parent-style-name="Heading_20_1" style:master-page-name="Landscape">
      <style:paragraph-properties style:page-number="auto"/>
      <style:text-properties style:font-name="Helvetica2"/>
    </style:style>
    <style:style style:name="P19" style:family="paragraph" style:parent-style-name="Heading_20_2">
      <style:text-properties style:font-name="Helvetica2"/>
    </style:style>
    <style:style style:name="P20" style:family="paragraph" style:parent-style-name="Heading_20_3">
      <style:text-properties style:font-name="Helvetica2"/>
    </style:style>
    <style:style style:name="P21" style:family="paragraph" style:parent-style-name="Table_20_Contents">
      <style:text-properties style:font-name="Helvetica2"/>
    </style:style>
    <style:style style:name="T1" style:family="text">
      <style:text-properties style:font-name="Helvetica2"/>
    </style:style>
    <style:style style:name="T2" style:family="text">
      <style:text-properties style:font-name="Helvetica2" fo:font-style="itali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6">CS22120 Software Development Life Cycle</text:p>
      <text:p text:style-name="P6">Group 05 Project Plan</text:p>
      <text:p text:style-name="P7"/>
      <text:p text:style-name="P5">Author: </text:p>
      <text:p text:style-name="P5">Config Ref: </text:p>
      <text:p text:style-name="P5">Date: </text:p>
      <text:p text:style-name="P5">Version: </text:p>
      <text:p text:style-name="P5">Statu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9">1. Introduction<text:tab/>3</text:p>
          <text:p text:style-name="P10">1.1. Purpose of this Document<text:tab/>3</text:p>
          <text:p text:style-name="P11">1.1.1. Scope<text:tab/>3</text:p>
          <text:p text:style-name="P10">1.2. Objectives<text:tab/>3</text:p>
          <text:p text:style-name="P9">?. References<text:tab/>3</text:p>
          <text:p text:style-name="P9">?. Document Change History<text:tab/>3</text:p>
        </text:index-body>
      </text:table-of-content>
      <text:p text:style-name="P2"/>
      <text:h text:style-name="P16" text:outline-level="1"><text:span text:style-name="T1">1.</text:span> <text:span text:style-name="T1">Introduction</text:span></text:h>
      <text:h text:style-name="P19" text:outline-level="2">1.1. Purpose of this Document</text:h>
      <text:p text:style-name="P1">The purpose of this document is to highlight any possible tests which will be needed in order to meet the Functional Requirements [1]. </text:p>
      <text:h text:style-name="P20" text:outline-level="3">1.1.1. Scope</text:h>
      <text:p text:style-name="P1">This Test Specification document will show what tests will be needed before the actual testing of the code, and how we plan to test these functions. Additional tests may be added under the Software Delivery for Acceptance Testing task.</text:p>
      <text:h text:style-name="P19" text:outline-level="2">1.2. Objectives</text:h>
      <text:p text:style-name="P1">The main objective of this document is to show all the tests which will cover each function in its functional requirement category. The tests will consist of a test reference, any inputs and outputs, what functional requirement category belongs with it, and the expected outcome. The test reference will be used in future testing.</text:p>
      <text:h text:style-name="Heading_20_1" text:outline-level="1"/>
      <text:p text:style-name="Text_20_body"/>
      <text:h text:style-name="P15" text:outline-level="1"/>
      <text:h text:style-name="P18" text:outline-level="1">2. Test Table</text:h>
      <text:p text:style-name="Text_20_body"><text:span text:style-name="T1"/></text:p>
      <table:table table:name="FR1Table" table:style-name="FR1Table">
        <table:table-column table:style-name="FR1Table.A"/>
        <table:table-column table:style-name="FR1Table.B"/>
        <table:table-column table:style-name="FR1Table.C"/>
        <table:table-column table:style-name="FR1Table.D"/>
        <table:table-column table:style-name="FR1Table.E"/>
        <table:table-column table:style-name="FR1Table.F"/>
        <table:table-row>
          <table:table-cell table:style-name="FR1Table.A1" office:value-type="string">
            <text:p text:style-name="Table_20_Contents">Test Reference</text:p>
          </table:table-cell>
          <table:table-cell table:style-name="FR1Table.A1" office:value-type="string">
            <text:p text:style-name="Table_20_Contents">Functional Requirement</text:p>
          </table:table-cell>
          <table:table-cell table:style-name="FR1Table.A1" office:value-type="string">
            <text:p text:style-name="Table_20_Contents">Test Content</text:p>
          </table:table-cell>
          <table:table-cell table:style-name="FR1Table.A1" office:value-type="string">
            <text:p text:style-name="Table_20_Contents">Input</text:p>
          </table:table-cell>
          <table:table-cell table:style-name="FR1Table.A1" office:value-type="string">
            <text:p text:style-name="Table_20_Contents">Output</text:p>
          </table:table-cell>
          <table:table-cell table:style-name="FR1Table.F1" office:value-type="string">
            <text:p text:style-name="Table_20_Contents">Pass Criteria</text:p>
          </table:table-cell>
        </table:table-row>
        <table:table-row>
          <table:table-cell table:style-name="FR1Table.A2" office:value-type="string">
            <text:p text:style-name="Table_20_Contents">SE-TS-001</text:p>
          </table:table-cell>
          <table:table-cell table:style-name="FR1Table.A2" office:value-type="string">
            <text:p text:style-name="Table_20_Contents">FR1/FR6</text:p>
          </table:table-cell>
          <table:table-cell table:style-name="FR1Table.A2" office:value-type="string">
            <text:p text:style-name="Table_20_Contents">Check that if valid data is entered, log-in is possible</text:p>
          </table:table-cell>
          <table:table-cell table:style-name="FR1Table.A2" office:value-type="string">
            <text:p text:style-name="Table_20_Contents">Valid email address and password</text:p>
          </table:table-cell>
          <table:table-cell table:style-name="FR1Table.A2" office:value-type="string">
            <text:p text:style-name="Table_20_Contents">User's Home Page should be displayed</text:p>
          </table:table-cell>
          <table:table-cell table:style-name="FR1Table.F2" office:value-type="string">
            <text:p text:style-name="Table_20_Contents">After log-in details are entered and log-in button is selected, user will be directed to their home page.</text:p>
          </table:table-cell>
        </table:table-row>
        <table:table-row table:style-name="FR1Table.3">
          <table:table-cell table:style-name="FR1Table.A2" office:value-type="string">
            <text:p text:style-name="Table_20_Contents">SE-TS-002</text:p>
          </table:table-cell>
          <table:table-cell table:style-name="FR1Table.A2" office:value-type="string">
            <text:p text:style-name="Table_20_Contents">FR1/FR6</text:p>
          </table:table-cell>
          <table:table-cell table:style-name="FR1Table.A2" office:value-type="string">
            <text:p text:style-name="Table_20_Contents">Check that if invalid data is entered, log-in is not possible and error message shown.</text:p>
          </table:table-cell>
          <table:table-cell table:style-name="FR1Table.A2" office:value-type="string">
            <text:p text:style-name="Table_20_Contents">Invalid data – either email address and password not used or data that does not resemble an email address</text:p>
          </table:table-cell>
          <table:table-cell table:style-name="FR1Table.A2" office:value-type="string">
            <text:p text:style-name="Table_20_Contents">Error message should be displayed.</text:p>
          </table:table-cell>
          <table:table-cell table:style-name="FR1Table.F2" office:value-type="string">
            <text:p text:style-name="Table_20_Contents">After invalid details are entered, and log-in button pressed, user will be see an error message.</text:p>
          </table:table-cell>
        </table:table-row>
        <table:table-row>
          <table:table-cell table:style-name="FR1Table.A2" office:value-type="string">
            <text:p text:style-name="Table_20_Contents">SE-TS-003</text:p>
          </table:table-cell>
          <table:table-cell table:style-name="FR1Table.A2" office:value-type="string">
            <text:p text:style-name="Table_20_Contents">FR6</text:p>
          </table:table-cell>
          <table:table-cell table:style-name="FR1Table.A2" office:value-type="string">
            <text:p text:style-name="Table_20_Contents">Check that if sign-up button is selected, user is directed to sign up page </text:p>
          </table:table-cell>
          <table:table-cell table:style-name="FR1Table.A2" office:value-type="string">
            <text:p text:style-name="Table_20_Contents">User selects sign-up button</text:p>
          </table:table-cell>
          <table:table-cell table:style-name="FR1Table.A2" office:value-type="string">
            <text:p text:style-name="Table_20_Contents">Sign-up page displayed.</text:p>
          </table:table-cell>
          <table:table-cell table:style-name="FR1Table.F2" office:value-type="string">
            <text:p text:style-name="Table_20_Contents">After clicking button, the user should be directed to the sign up page.</text:p>
          </table:table-cell>
        </table:table-row>
        <table:table-row>
          <table:table-cell table:style-name="FR1Table.A2" office:value-type="string">
            <text:p text:style-name="Table_20_Contents">SE-TS-004</text:p>
          </table:table-cell>
          <table:table-cell table:style-name="FR1Table.A2" office:value-type="string">
            <text:p text:style-name="Table_20_Contents">FR1/FR6</text:p>
          </table:table-cell>
          <table:table-cell table:style-name="FR1Table.A2" office:value-type="string">
            <text:p text:style-name="Table_20_Contents">Check that after SE-TS-003 has occurred and sign up data has been added, user can now log-in.</text:p>
          </table:table-cell>
          <table:table-cell table:style-name="FR1Table.A2" office:value-type="string">
            <text:p text:style-name="Table_20_Contents">Sign up data at registration </text:p>
          </table:table-cell>
          <table:table-cell table:style-name="FR1Table.A2" office:value-type="string">
            <text:p text:style-name="Table_20_Contents">User should be directed to their new home page</text:p>
          </table:table-cell>
          <table:table-cell table:style-name="FR1Table.F2" office:value-type="string">
            <text:p text:style-name="Table_20_Contents">After registration, user should be able to access the log-in page , log-in with their details and be re-directed to <text:s/>their home-page.</text:p>
          </table:table-cell>
        </table:table-row>
        <table:table-row>
          <table:table-cell table:style-name="FR1Table.A2" office:value-type="string">
            <text:p text:style-name="Table_20_Contents">SE-TS-005</text:p>
          </table:table-cell>
          <table:table-cell table:style-name="FR1Table.A2" office:value-type="string">
            <text:p text:style-name="Table_20_Contents">FR2/FR8</text:p>
          </table:table-cell>
          <table:table-cell table:style-name="FR1Table.A2" office:value-type="string">
            <text:p text:style-name="Table_20_Contents">Check that user's home page displays friend list with correct friends.</text:p>
          </table:table-cell>
          <table:table-cell table:style-name="FR1Table.A2" office:value-type="string">
            <text:p text:style-name="Table_20_Contents">Initial test would use pre-generated test data, actual system test will use <text:soft-page-break/>data obtained via interaction with other users.</text:p>
          </table:table-cell>
          <table:table-cell table:style-name="FR1Table.A2" office:value-type="string">
            <text:p text:style-name="Table_20_Contents">Friend list will be displayed on homepage with correct friends</text:p>
          </table:table-cell>
          <table:table-cell table:style-name="FR1Table.F2" office:value-type="string">
            <text:p text:style-name="Table_20_Contents">If the friends match up to the data within the server, then the friend list is being maintained <text:soft-page-break/>correctly.</text:p>
          </table:table-cell>
        </table:table-row>
        <table:table-row>
          <table:table-cell table:style-name="FR1Table.A2" office:value-type="string">
            <text:p text:style-name="Table_20_Contents">SE-TS-006</text:p>
          </table:table-cell>
          <table:table-cell table:style-name="FR1Table.A2" office:value-type="string">
            <text:p text:style-name="Table_20_Contents">FR3/FR8</text:p>
          </table:table-cell>
          <table:table-cell table:style-name="FR1Table.A2" office:value-type="string">
            <text:p text:style-name="Table_20_Contents">Check that user's home page displays list of monsters with correct monsters.</text:p>
          </table:table-cell>
          <table:table-cell table:style-name="FR1Table.A2" office:value-type="string">
            <text:p text:style-name="Table_20_Contents">Initial test would use pre-generated test data, actual system test will use data obtained via interaction with the system and other users.</text:p>
          </table:table-cell>
          <table:table-cell table:style-name="FR1Table.A2" office:value-type="string">
            <text:p text:style-name="Table_20_Contents">Monster list will be displayed on homepage with correct friends</text:p>
          </table:table-cell>
          <table:table-cell table:style-name="FR1Table.F2" office:value-type="string">
            <text:p text:style-name="Table_20_Contents">If the monsters match up with the data within the server, then the monster list is being maintained correctly.</text:p>
          </table:table-cell>
        </table:table-row>
        <table:table-row>
          <table:table-cell table:style-name="FR1Table.A2" office:value-type="string">
            <text:p text:style-name="Table_20_Contents">SE-TS-009</text:p>
          </table:table-cell>
          <table:table-cell table:style-name="FR1Table.A2" office:value-type="string">
            <text:p text:style-name="Table_20_Contents">FR3</text:p>
          </table:table-cell>
          <table:table-cell table:style-name="FR1Table.A2" office:value-type="string">
            <text:p text:style-name="Table_20_Contents">Check that when user is first registered they are provided with a new basic monster and a small cash value</text:p>
          </table:table-cell>
          <table:table-cell table:style-name="FR1Table.A2" office:value-type="string">
            <text:p text:style-name="Table_20_Contents">User would sign up, then proceed to log-in. </text:p>
          </table:table-cell>
          <table:table-cell table:style-name="FR1Table.A2" office:value-type="string">
            <text:p text:style-name="Table_20_Contents">At homepage, the monster list should display their new monster and their cash pile should display the amount given.</text:p>
          </table:table-cell>
          <table:table-cell table:style-name="FR1Table.F2" office:value-type="string">
            <text:p text:style-name="Table_20_Contents">After log-in, the monster list and cash pile should be displayed with the required items.</text:p>
          </table:table-cell>
        </table:table-row>
        <table:table-row>
          <table:table-cell table:style-name="FR1Table.A2" office:value-type="string">
            <text:p text:style-name="Table_20_Contents">SE-TS-008</text:p>
          </table:table-cell>
          <table:table-cell table:style-name="FR1Table.A2" office:value-type="string">
            <text:p text:style-name="Table_20_Contents">FR3</text:p>
          </table:table-cell>
          <table:table-cell table:style-name="FR1Table.A2" office:value-type="string">
            <text:p text:style-name="Table_20_Contents">Check that server manages monster life-cycle, via ageing then eventual death of monsters.</text:p>
          </table:table-cell>
          <table:table-cell table:style-name="FR1Table.A2" office:value-type="string">
            <text:p text:style-name="Table_20_Contents">Initial test would shorten amount of time ageing and death occurs in. Actual system test will take place in real-time using the algorithm with in the program.</text:p>
          </table:table-cell>
          <table:table-cell table:style-name="FR1Table.A2" office:value-type="string">
            <text:p text:style-name="Table_20_Contents">Monsters age, value and eventual death will be noted and displayed on web-page.</text:p>
          </table:table-cell>
          <table:table-cell table:style-name="FR1Table.F2" office:value-type="string">
            <text:p text:style-name="Table_20_Contents">After a pre-determined amount of time, the monster will die. Between it's creation and death the monster should also signs of ageing, such as change of age, value and characteristics.</text:p>
          </table:table-cell>
        </table:table-row>
        <table:table-row>
          <table:table-cell table:style-name="FR1Table.A2" office:value-type="string">
            <text:p text:style-name="Table_20_Contents">SE-TS-009</text:p>
          </table:table-cell>
          <table:table-cell table:style-name="FR1Table.A2" office:value-type="string">
            <text:p text:style-name="Table_20_Contents">FR4</text:p>
          </table:table-cell>
          <table:table-cell table:style-name="FR1Table.A2" office:value-type="string">
            <text:p text:style-name="Table_20_Contents">Check that the monsters have a prize value assigned to them based on their characteristics.</text:p>
          </table:table-cell>
          <table:table-cell table:style-name="FR1Table.A2" office:value-type="string">
            <text:p text:style-name="Table_20_Contents">Initial test would use pre-generated test data, actual system test will use data obtained via interaction with other users and the <text:soft-page-break/>system.</text:p>
          </table:table-cell>
          <table:table-cell table:style-name="FR1Table.A2" office:value-type="string">
            <text:p text:style-name="Table_20_Contents">Monster list will show monsters with their prize value.</text:p>
          </table:table-cell>
          <table:table-cell table:style-name="FR1Table.F2" office:value-type="string">
            <text:p text:style-name="Table_20_Contents">The prize value of a monster should be equal to either the pre-generated values, or determined correctly based on their characteristics.</text:p>
          </table:table-cell>
        </table:table-row>
        <table:table-row>
          <table:table-cell table:style-name="FR1Table.A2" office:value-type="string">
            <text:p text:style-name="Table_20_Contents">SE-TS-010</text:p>
          </table:table-cell>
          <table:table-cell table:style-name="FR1Table.A2" office:value-type="string">
            <text:p text:style-name="Table_20_Contents">FR4/FR5/FR6</text:p>
          </table:table-cell>
          <table:table-cell table:style-name="FR1Table.A2" office:value-type="string">
            <text:p text:style-name="Table_20_Contents">Check that a user can select a monster and therefore issue a challenge with that monster against a friend.</text:p>
          </table:table-cell>
          <table:table-cell table:style-name="FR1Table.A2" office:value-type="string">
            <text:p text:style-name="Table_20_Contents">Initial test would use pre-generated test data, actual system test will use data obtained via interaction with other users and the system. User should be able to select one of their own monsters, then select a friend and issue a challenge.</text:p>
          </table:table-cell>
          <table:table-cell table:style-name="FR1Table.A2" office:value-type="string">
            <text:p text:style-name="Table_20_Contents">A challenge should appear in the friend's request list, with prize</text:p>
          </table:table-cell>
          <table:table-cell table:style-name="FR1Table.F2" office:value-type="string">
            <text:p text:style-name="Table_20_Contents">If the user is able to select a monster and then issue a challenge to a friend on their friend list and then the challenge appears on that friend's requests, this test has passed.</text:p>
          </table:table-cell>
        </table:table-row>
        <table:table-row>
          <table:table-cell table:style-name="FR1Table.A2" office:value-type="string">
            <text:p text:style-name="Table_20_Contents">SE-TS-011</text:p>
          </table:table-cell>
          <table:table-cell table:style-name="FR1Table.A2" office:value-type="string">
            <text:p text:style-name="Table_20_Contents">FR4</text:p>
          </table:table-cell>
          <table:table-cell table:style-name="FR1Table.A2" office:value-type="string">
            <text:p text:style-name="Table_20_Contents">Check that after challenge is issued and accepted, the battle will take place and a winner will be decided.</text:p>
          </table:table-cell>
          <table:table-cell table:style-name="FR1Table.A2" office:value-type="string">
            <text:p text:style-name="Table_20_Contents">Initial test would use pre-generated test data, actual system test will use data obtained via interaction with other users and the system.</text:p>
          </table:table-cell>
          <table:table-cell table:style-name="FR1Table.A2" office:value-type="string">
            <text:p text:style-name="Table_20_Contents">A battle report page will be displayed showing the outcome of the battle.</text:p>
          </table:table-cell>
          <table:table-cell table:style-name="FR1Table.F2" office:value-type="string">
            <text:p text:style-name="Table_20_Contents">If a winner is declared and the battle report page appears and displays the chosen winner, then the test is passed.</text:p>
          </table:table-cell>
        </table:table-row>
        <table:table-row>
          <table:table-cell table:style-name="FR1Table.A2" office:value-type="string">
            <text:p text:style-name="Table_20_Contents">SE-TS-012</text:p>
          </table:table-cell>
          <table:table-cell table:style-name="FR1Table.A2" office:value-type="string">
            <text:p text:style-name="Table_20_Contents">FR4/FR10</text:p>
          </table:table-cell>
          <table:table-cell table:style-name="FR1Table.A2" office:value-type="string">
            <text:p text:style-name="Table_20_Contents">After battle, server should “pay” the winner the prize value of the losing monster.</text:p>
          </table:table-cell>
          <table:table-cell table:style-name="FR1Table.A2" office:value-type="string">
            <text:p text:style-name="Table_20_Contents">Use the data of the monster used in SE-TS-011</text:p>
          </table:table-cell>
          <table:table-cell table:style-name="FR1Table.A2" office:value-type="string">
            <text:p text:style-name="Table_20_Contents">Cash pile of winner should change.</text:p>
          </table:table-cell>
          <table:table-cell table:style-name="FR1Table.F2" office:value-type="string">
            <text:p text:style-name="Table_20_Contents">If the cash pile increases by the prize value of the monster used, the test shall be passed.</text:p>
          </table:table-cell>
        </table:table-row>
        <table:table-row>
          <table:table-cell table:style-name="FR1Table.A2" office:value-type="string">
            <text:p text:style-name="Table_20_Contents">SE-TS-013</text:p>
          </table:table-cell>
          <table:table-cell table:style-name="FR1Table.A2" office:value-type="string">
            <text:p text:style-name="Table_20_Contents">FR5/FR6/FR9</text:p>
          </table:table-cell>
          <table:table-cell table:style-name="FR1Table.A2" office:value-type="string">
            <text:p text:style-name="Table_20_Contents">Server should handle friend requests so users can see requests and accept or decline them.</text:p>
          </table:table-cell>
          <table:table-cell table:style-name="FR1Table.A2" office:value-type="string">
            <text:p text:style-name="Table_20_Contents">User will enter email address of another user. Other user will be sent request.</text:p>
          </table:table-cell>
          <table:table-cell table:style-name="FR1Table.A2" office:value-type="string">
            <text:p text:style-name="Table_20_Contents">On accept, user's friend list should display the other user as a friend.</text:p>
          </table:table-cell>
          <table:table-cell table:style-name="FR1Table.F2" office:value-type="string">
            <text:p text:style-name="Table_20_Contents">If the request is displayed in the other user's requests and then it is accepted and the user is displayed, then the test is passed. It is also passed <text:soft-page-break/>if the user sends request and upon reject the friend does not appear in the friend list.</text:p>
          </table:table-cell>
        </table:table-row>
        <table:table-row>
          <table:table-cell table:style-name="FR1Table.A2" office:value-type="string">
            <text:p text:style-name="Table_20_Contents">SE-TS-014</text:p>
          </table:table-cell>
          <table:table-cell table:style-name="FR1Table.A2" office:value-type="string">
            <text:p text:style-name="Table_20_Contents">FR5/FR6</text:p>
          </table:table-cell>
          <table:table-cell table:style-name="FR1Table.A2" office:value-type="string">
            <text:p text:style-name="Table_20_Contents">User should be able to buy and sell monsters between them and their friends.</text:p>
          </table:table-cell>
          <table:table-cell table:style-name="FR1Table.A2" office:value-type="string">
            <text:p text:style-name="Table_20_Contents">User will place a monster for sale, and will attempt to buy a friend's monster which is displayed as being for sale.</text:p>
          </table:table-cell>
          <table:table-cell table:style-name="FR1Table.A2" office:value-type="string">
            <text:p text:style-name="Table_20_Contents">Users will lose monster from list when sold, and gain monster from friend when bought.</text:p>
          </table:table-cell>
          <table:table-cell table:style-name="FR1Table.F2" office:value-type="string">
            <text:p text:style-name="Table_20_Contents">If when the monster is bought it disappears from the seller's list and appears in buyer's list, then the test is passed.</text:p>
          </table:table-cell>
        </table:table-row>
        <table:table-row>
          <table:table-cell table:style-name="FR1Table.A2" office:value-type="string">
            <text:p text:style-name="Table_20_Contents">SE-TS-015</text:p>
          </table:table-cell>
          <table:table-cell table:style-name="FR1Table.A2" office:value-type="string">
            <text:p text:style-name="Table_20_Contents">FR5/FR6</text:p>
          </table:table-cell>
          <table:table-cell table:style-name="FR1Table.A2" office:value-type="string">
            <text:p text:style-name="Table_20_Contents">User should be able to put a male monster up for breeding and have another user choose that monster to buy for breeding.</text:p>
          </table:table-cell>
          <table:table-cell table:style-name="FR1Table.A2" office:value-type="string">
            <text:p text:style-name="Table_20_Contents">User will place a monster up for breeding. One of the user's friends will try to buy that monster for breeding with one of their females.</text:p>
          </table:table-cell>
          <table:table-cell table:style-name="FR1Table.A2" office:value-type="string">
            <text:p text:style-name="Table_20_Contents">User's should keep both monsters. User who sold male would gain money equivalent to the sale. Other user would gain new baby monster.</text:p>
          </table:table-cell>
          <table:table-cell table:style-name="FR1Table.F2" office:value-type="string">
            <text:p text:style-name="Table_20_Contents">If the user's gain the appropriate item from the communication, the test is passed.</text:p>
          </table:table-cell>
        </table:table-row>
        <table:table-row>
          <table:table-cell table:style-name="FR1Table.A2" office:value-type="string">
            <text:p text:style-name="Table_20_Contents">SE-TS-016</text:p>
          </table:table-cell>
          <table:table-cell table:style-name="FR1Table.A2" office:value-type="string">
            <text:p text:style-name="Table_20_Contents">FR6</text:p>
          </table:table-cell>
          <table:table-cell table:style-name="FR1Table.A2" office:value-type="string">
            <text:p text:style-name="Table_20_Contents">User should have the ability to unregister.</text:p>
          </table:table-cell>
          <table:table-cell table:style-name="FR1Table.A2" office:value-type="string">
            <text:p text:style-name="Table_20_Contents">User will select the unregister button</text:p>
          </table:table-cell>
          <table:table-cell table:style-name="FR1Table.A2" office:value-type="string">
            <text:p text:style-name="Table_20_Contents">User should be removed from data and should be unable to log-in.</text:p>
          </table:table-cell>
          <table:table-cell table:style-name="FR1Table.F2" office:value-type="string">
            <text:p text:style-name="Table_20_Contents">If user's detail have been removed from the database and the user can no longer log-in, the test is passed.</text:p>
          </table:table-cell>
        </table:table-row>
        <table:table-row>
          <table:table-cell table:style-name="FR1Table.A2" office:value-type="string">
            <text:p text:style-name="Table_20_Contents">SE-TS-017</text:p>
          </table:table-cell>
          <table:table-cell table:style-name="FR1Table.A2" office:value-type="string">
            <text:p text:style-name="Table_20_Contents">FR7</text:p>
          </table:table-cell>
          <table:table-cell table:style-name="FR1Table.A2" office:value-type="string">
            <text:p text:style-name="Table_20_Contents">Start up page should give user the ability to register/ login </text:p>
          </table:table-cell>
          <table:table-cell table:style-name="FR1Table.A2" office:value-type="string">
            <text:p text:style-name="Table_20_Contents">The start up page will be loaded</text:p>
          </table:table-cell>
          <table:table-cell table:style-name="FR1Table.A2" office:value-type="string">
            <text:p text:style-name="Table_20_Contents">The start up page should be displayed.</text:p>
          </table:table-cell>
          <table:table-cell table:style-name="FR1Table.F2" office:value-type="string">
            <text:p text:style-name="Table_20_Contents">If the start up page contains area that would give the user the ability to register or log-in, the test is passed.</text:p>
          </table:table-cell>
        </table:table-row>
        <table:table-row>
          <table:table-cell table:style-name="FR1Table.A2" office:value-type="string">
            <text:p text:style-name="Table_20_Contents">SE-TS-018</text:p>
          </table:table-cell>
          <table:table-cell table:style-name="FR1Table.A2" office:value-type="string">
            <text:p text:style-name="Table_20_Contents">FR7</text:p>
          </table:table-cell>
          <table:table-cell table:style-name="FR1Table.A2" office:value-type="string">
            <text:p text:style-name="Table_20_Contents">Throughout the site, the user should be able to logout and be returned to <text:soft-page-break/>the start up page</text:p>
          </table:table-cell>
          <table:table-cell table:style-name="FR1Table.A2" office:value-type="string">
            <text:p text:style-name="Table_20_Contents">On each page there should be an area where the user can <text:soft-page-break/>select to logout</text:p>
          </table:table-cell>
          <table:table-cell table:style-name="FR1Table.A2" office:value-type="string">
            <text:p text:style-name="Table_20_Contents">User should be returned to the start up page.</text:p>
          </table:table-cell>
          <table:table-cell table:style-name="FR1Table.F2" office:value-type="string">
            <text:p text:style-name="Table_20_Contents">If the user selects the log-out link, the user should be logged out and the <text:soft-page-break/>user should be returned to the start page.</text:p>
          </table:table-cell>
        </table:table-row>
        <table:table-row>
          <table:table-cell table:style-name="FR1Table.A2" office:value-type="string">
            <text:p text:style-name="Table_20_Contents">SE-TS-019</text:p>
          </table:table-cell>
          <table:table-cell table:style-name="FR1Table.A2" office:value-type="string">
            <text:p text:style-name="Table_20_Contents">FR8</text:p>
          </table:table-cell>
          <table:table-cell table:style-name="FR1Table.A2" office:value-type="string">
            <text:p text:style-name="Table_20_Contents">Within the game, the user should be able to see a friends list, a monster list and any requests and challenges they may have.</text:p>
          </table:table-cell>
          <table:table-cell table:style-name="FR1Table.A2" office:value-type="string">
            <text:p text:style-name="Table_20_Contents">User will log-in to game.</text:p>
          </table:table-cell>
          <table:table-cell table:style-name="FR1Table.A2" office:value-type="string">
            <text:p text:style-name="Table_20_Contents">The website.</text:p>
          </table:table-cell>
          <table:table-cell table:style-name="FR1Table.F2" office:value-type="string">
            <text:p text:style-name="Table_20_Contents">If the website contains items that match with the requirements, then the test is passed.</text:p>
          </table:table-cell>
        </table:table-row>
        <table:table-row>
          <table:table-cell table:style-name="FR1Table.A2" office:value-type="string">
            <text:p text:style-name="Table_20_Contents">SE-TS-020</text:p>
          </table:table-cell>
          <table:table-cell table:style-name="FR1Table.A2" office:value-type="string">
            <text:p text:style-name="Table_20_Contents">FR10</text:p>
          </table:table-cell>
          <table:table-cell table:style-name="FR1Table.A2" office:value-type="string">
            <text:p text:style-name="Table_20_Contents">After a battle, the loser's monster should be removed from their monster's list. The winner's monster should be updated with any injuries that may have occurred.</text:p>
          </table:table-cell>
          <table:table-cell table:style-name="FR1Table.A2" office:value-type="string">
            <text:p text:style-name="Table_20_Contents">After SE-TS-011, user and friend will check their monster lists.</text:p>
          </table:table-cell>
          <table:table-cell table:style-name="FR1Table.A2" office:value-type="string">
            <text:p text:style-name="Table_20_Contents">Each of their monster lists should be updated.</text:p>
          </table:table-cell>
          <table:table-cell table:style-name="FR1Table.F2" office:value-type="string">
            <text:p text:style-name="Table_20_Contents">If the lists have update as required, the test is passed.</text:p>
          </table:table-cell>
        </table:table-row>
        <table:table-row>
          <table:table-cell table:style-name="FR1Table.A2" office:value-type="string">
            <text:p text:style-name="Table_20_Contents">SE-TS-021</text:p>
          </table:table-cell>
          <table:table-cell table:style-name="FR1Table.A2" office:value-type="string">
            <text:p text:style-name="Table_20_Contents">FR11</text:p>
          </table:table-cell>
          <table:table-cell table:style-name="FR1Table.A2" office:value-type="string">
            <text:p text:style-name="Table_20_Contents">Friend list should be order by wealth and there should be a space that would state where the user was within the list.</text:p>
          </table:table-cell>
          <table:table-cell table:style-name="FR1Table.A2" office:value-type="string">
            <text:p text:style-name="Table_20_Contents">Initial test would use pre-generated test data, actual system test will use data obtained via interaction with other users and the system.</text:p>
          </table:table-cell>
          <table:table-cell table:style-name="FR1Table.A2" office:value-type="string">
            <text:p text:style-name="Table_20_Contents">Friend's list should be displayed in order.</text:p>
          </table:table-cell>
          <table:table-cell table:style-name="FR1Table.F2" office:value-type="string">
            <text:p text:style-name="Table_20_Contents">If the order of the friend's list is correct to the order the test data requires, the test is passed.</text:p>
          </table:table-cell>
        </table:table-row>
        <table:table-row>
          <table:table-cell table:style-name="FR1Table.A2" office:value-type="string">
            <text:p text:style-name="Table_20_Contents">SE-TS-022</text:p>
          </table:table-cell>
          <table:table-cell table:style-name="FR1Table.A2" office:value-type="string">
            <text:p text:style-name="Table_20_Contents">PR1</text:p>
          </table:table-cell>
          <table:table-cell table:style-name="FR1Table.A2" office:value-type="string">
            <text:p text:style-name="Table_20_Contents">User should not be able to detect any noticeable lag while using the website. </text:p>
          </table:table-cell>
          <table:table-cell table:style-name="FR1Table.A2" office:value-type="string">
            <text:p text:style-name="Table_20_Contents">User will browse website and interact with the website.</text:p>
          </table:table-cell>
          <table:table-cell table:style-name="FR1Table.A2" office:value-type="string">
            <text:p text:style-name="Table_20_Contents">Outcomes of actions should be displayed as required.</text:p>
          </table:table-cell>
          <table:table-cell table:style-name="FR1Table.F2" office:value-type="string">
            <text:p text:style-name="Table_20_Contents">If there is no noticeable lag between the user interaction and the required outcome, the test is passed.</text:p>
          </table:table-cell>
        </table:table-row>
        <table:table-row>
          <table:table-cell table:style-name="FR1Table.A2" office:value-type="string">
            <text:p text:style-name="Table_20_Contents">SE-TS-023</text:p>
          </table:table-cell>
          <table:table-cell table:style-name="FR1Table.A2" office:value-type="string">
            <text:p text:style-name="Table_20_Contents">PR2</text:p>
          </table:table-cell>
          <table:table-cell table:style-name="FR1Table.A2" office:value-type="string">
            <text:p text:style-name="Table_20_Contents">Website should run on all standard browsers.</text:p>
          </table:table-cell>
          <table:table-cell table:style-name="FR1Table.A2" office:value-type="string">
            <text:p text:style-name="Table_20_Contents">Website will be run on all standard browsers i.e Browsers which are found on all <text:soft-page-break/>departmental machines.</text:p>
          </table:table-cell>
          <table:table-cell table:style-name="FR1Table.A2" office:value-type="string">
            <text:p text:style-name="Table_20_Contents"><text:s/>Website.</text:p>
          </table:table-cell>
          <table:table-cell table:style-name="FR1Table.F2" office:value-type="string">
            <text:p text:style-name="Table_20_Contents">If the website displays correctly and runs as expected, the test is passed.</text:p>
          </table:table-cell>
        </table:table-row>
      </table:table>
      <text:h text:style-name="P17" text:outline-level="1">?. References</text:h>
      <text:p text:style-name="Text_20_body"><text:span text:style-name="T1">[1] </text:span><text:span text:style-name="T2">Software Engineering Group Projects. Requirement Specification. B.P. Tiddeman. <text:tab/>SE.CS.RS 1.1. Second Draft, 3.1 Functional Requirements.</text:span></text:p>
      <text:h text:style-name="P15" text:outline-level="1">?. Document Change History</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Version</text:p>
          </table:table-cell>
          <table:table-cell table:style-name="Table1.A1" office:value-type="string">
            <text:p text:style-name="P4">CCF No.</text:p>
          </table:table-cell>
          <table:table-cell table:style-name="Table1.A1" office:value-type="string">
            <text:p text:style-name="P4">Date</text:p>
          </table:table-cell>
          <table:table-cell table:style-name="Table1.A1" office:value-type="string">
            <text:p text:style-name="P4">Changes made to document</text:p>
          </table:table-cell>
          <table:table-cell table:style-name="Table1.E1" office:value-type="string">
            <text:p text:style-name="P4">Changed By</text:p>
          </table:table-cell>
        </table:table-row>
        <table:table-row>
          <table:table-cell table:style-name="Table1.A2">
            <text:p text:style-name="P4"/>
          </table:table-cell>
          <table:table-cell table:style-name="Table1.B2" office:value-type="string">
            <text:p text:style-name="P4"/>
          </table:table-cell>
          <table:table-cell table:style-name="Table1.C2">
            <text:p text:style-name="P4"/>
          </table:table-cell>
          <table:table-cell table:style-name="Table1.B2" office:value-type="string">
            <text:p text:style-name="P4"/>
          </table:table-cell>
          <table:table-cell table:style-name="Table1.E2"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auto-update="true" style:class="index" style:master-page-name="">
      <style:paragraph-properties fo:margin="100%" fo:margin-left="0cm" fo:margin-right="0cm" fo:margin-top="0cm" fo:margin-bottom="0cm" fo:text-indent="0cm" style:auto-text-indent="false" style:page-number="auto" fo:background-color="#ffffff" style:shadow="none" text:number-lines="false" text:line-number="0">
        <style:background-image/>
      </style:paragraph-properties>
      <style:text-properties style:font-name="Helvetica"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ffffff">
        <style:tab-stops>
          <style:tab-stop style:position="17cm" style:type="right" style:leader-style="dotted" style:leader-text="."/>
        </style:tab-stops>
        <style:background-image/>
      </style:paragraph-properties>
      <style:text-properties style:font-name="Helvetic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ffffff">
        <style:tab-stops>
          <style:tab-stop style:position="16.501cm" style:type="right" style:leader-style="dotted" style:leader-text="."/>
        </style:tab-stops>
        <style:background-image/>
      </style:paragraph-properties>
      <style:text-properties style:font-name="Helvetica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ffffff">
        <style:tab-stops>
          <style:tab-stop style:position="16.002cm" style:type="right" style:leader-style="dotted" style:leader-text="."/>
        </style:tab-stops>
        <style:background-image/>
      </style:paragraph-properties>
      <style:text-properties style:font-name="Helvetic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20:29:58.87</meta:creation-date>
    <dc:date>2012-11-08T22:54:42.79</dc:date>
    <meta:editing-duration>PT1H5M31S</meta:editing-duration>
    <meta:editing-cycles>8</meta:editing-cycles>
    <meta:generator>OpenOffice.org/3.4$Win32 OpenOffice.org_project/340m1$Build-9590</meta:generator>
    <meta:document-statistic meta:table-count="2" meta:image-count="0" meta:object-count="0" meta:page-count="10" meta:paragraph-count="174" meta:word-count="1665" meta:character-count="9683"/>
  </office:meta>
</office:document-meta>
</file>